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A900000080F8C8ACEF8F0983F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draw:frame draw:style-name="fr1" draw:name="Image1" text:anchor-type="paragraph" svg:width="6.6929in" svg:height="1.2575in" draw:z-index="0"><draw:image xlink:href="Pictures/10000201000002A900000080F8C8ACEF8F0983F9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24T18:27:47.265216412</dc:date>
    <meta:editing-duration>PT1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